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66b3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ill of Materials – Tlaser</text:p>
          </table:table-cell>
          <table:covered-table-cell table:style-name="ce13"/>
          <table:covered-table-cell table:number-columns-repeated="2" table:style-name="ce5"/>
          <table:table-cell/>
        </table:table-row>
        <table:table-row table:style-name="ro2">
          <table:table-cell table:style-name="ce2" table:number-columns-spanned="4" table:number-rows-spanned="1"/>
          <table:covered-table-cell table:style-name="ce13"/>
          <table:covered-table-cell table:number-columns-repeated="2" table:style-name="ce5"/>
          <table:table-cell/>
        </table:table-row>
        <table:table-row table:style-name="ro3">
          <table:table-cell table:style-name="ce3" office:value-type="string" calcext:value-type="string" table:number-columns-spanned="4" table:number-rows-spanned="1">
            <text:p>3D Printed</text:p>
          </table:table-cell>
          <table:covered-table-cell table:style-name="ce13"/>
          <table:covered-table-cell table:number-columns-repeated="2" table:style-name="ce5"/>
          <table:table-cell/>
        </table:table-row>
        <table:table-row table:style-name="ro2"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STL file</text:p>
          </table:table-cell>
          <table:table-cell table:style-name="ce4" office:value-type="string" calcext:value-type="string">
            <text:p>CAD file</text:p>
          </table:table-cell>
          <table:table-cell table:style-name="ce4" office:value-type="string" calcext:value-type="string">
            <text:p>AMF file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e Left</text:p>
          </table:table-cell>
          <table:table-cell table:style-name="ce15" table:formula="of:=HYPERLINK(&quot;https://github.com/FiCacador/Tlaser/blob/master/STLs/Base%20Lef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Base%20Left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Base%20Left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e Middle</text:p>
          </table:table-cell>
          <table:table-cell table:style-name="ce15" table:formula="of:=HYPERLINK(&quot;https://github.com/FiCacador/Tlaser/blob/master/STLs/Base%20Middle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Base%20Middle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Base%20Middle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e Right</text:p>
          </table:table-cell>
          <table:table-cell table:style-name="ce15" table:formula="of:=HYPERLINK(&quot;https://github.com/FiCacador/Tlaser/blob/master/STLs/Base%20Righ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Base%20Right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Base%20Right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Bottom Stand</text:p>
          </table:table-cell>
          <table:table-cell table:style-name="ce15" table:formula="of:=HYPERLINK(&quot;https://github.com/FiCacador/Tlaser/blob/master/STLs/Bottom%20Stand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Bottom%20Stand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Bottom%20Stand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Controller Case Bottom</text:p>
          </table:table-cell>
          <table:table-cell table:style-name="ce15" table:formula="of:=HYPERLINK(&quot;https://github.com/FiCacador/Tlaser/blob/master/STLs/Controller%20Case%20Bottom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Controller%20Case%20Bottom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Controller%20Case%20Bottom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Controller Case Top</text:p>
          </table:table-cell>
          <table:table-cell table:style-name="ce15" table:formula="of:=HYPERLINK(&quot;https://github.com/FiCacador/Tlaser/blob/master/STLs/Controller%20Case%20Top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Controller%20Case%20Top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Controller%20Case%20Top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ndstop Mount</text:p>
          </table:table-cell>
          <table:table-cell table:style-name="ce15" table:formula="of:=HYPERLINK(&quot;https://github.com/FiCacador/Tlaser/blob/master/STLs/Laser%20Moun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Endstop%20Mount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Laser%20Mount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aser Mount</text:p>
          </table:table-cell>
          <table:table-cell table:style-name="ce15" table:formula="of:=HYPERLINK(&quot;https://github.com/FiCacador/Tlaser/blob/master/STLs/Laser%20Moun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Laser%20Mount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Laser%20Mount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aser PCB Box</text:p>
          </table:table-cell>
          <table:table-cell table:style-name="ce15" table:formula="of:=HYPERLINK(&quot;https://github.com/FiCacador/Tlaser/blob/master/STLs/Laser%20PCB%20Box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Laser%20PCB%20Box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Laser%20PCB%20Box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aser PCB Box Lid</text:p>
          </table:table-cell>
          <table:table-cell table:style-name="ce15" table:formula="of:=HYPERLINK(&quot;https://github.com/FiCacador/Tlaser/blob/master/STLs/Laser%20PCB%20Box%20Lid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Laser%20PCB%20Box%20Lid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Laser%20PCB%20Box%20Lid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otor Mount Left</text:p>
          </table:table-cell>
          <table:table-cell table:style-name="ce15" table:formula="of:=HYPERLINK(&quot;https://github.com/FiCacador/Tlaser/blob/master/STLs/Motor%20Mount%20Lef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Motor%20Mount%20Left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Motor%20Mount%20Left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otor Mount Right</text:p>
          </table:table-cell>
          <table:table-cell table:style-name="ce15" table:formula="of:=HYPERLINK(&quot;https://github.com/FiCacador/Tlaser/blob/master/STLs/Motor%20Mount%20Righ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Motor%20Mount%20Right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Motor%20Mount%20Right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ulley Cage Left</text:p>
          </table:table-cell>
          <table:table-cell table:style-name="ce15" table:formula="of:=HYPERLINK(&quot;https://github.com/FiCacador/Tlaser/blob/master/STLs/Pulley%20Cage%20Lef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Pulley%20Cage%20Left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Pulley%20Cage%20Left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ulley Cage Right</text:p>
          </table:table-cell>
          <table:table-cell table:style-name="ce15" table:formula="of:=HYPERLINK(&quot;https://github.com/FiCacador/Tlaser/blob/master/STLs/Motor%20Mount%20Righ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Pulley%20Cage%20Right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Motor%20Mount%20Right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ail Base</text:p>
          </table:table-cell>
          <table:table-cell table:style-name="ce15" table:formula="of:=HYPERLINK(&quot;https://github.com/FiCacador/Tlaser/blob/master/STLs/Rail%20Base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Rail%20Base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Rail%20Base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ail Carrier</text:p>
          </table:table-cell>
          <table:table-cell table:style-name="ce15" table:formula="of:=HYPERLINK(&quot;https://github.com/FiCacador/Tlaser/blob/master/STLs/Rail%20Carrier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Rail%20Carrier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Rail%20Carrier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ail Tip</text:p>
          </table:table-cell>
          <table:table-cell table:style-name="ce15" table:formula="of:=HYPERLINK(&quot;https://github.com/FiCacador/Tlaser/blob/master/STLs/Rail%20Tip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Rail%20Tip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Rail%20Tip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Spacer</text:p>
          </table:table-cell>
          <table:table-cell table:style-name="ce15" table:formula="of:=HYPERLINK(&quot;https://github.com/FiCacador/Tlaser/blob/master/STLs/Spacer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Spacer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Spacer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Tall Spacer</text:p>
          </table:table-cell>
          <table:table-cell table:style-name="ce15" table:formula="of:=HYPERLINK(&quot;https://github.com/FiCacador/Tlaser/blob/master/STLs/Tall%20Spacer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Tall%20Spacer.FCStd&quot;; &quot;fcstd&quot;)" office:value-type="string" office:string-value="fcstd" calcext:value-type="string">
            <text:p>fcstd</text:p>
          </table:table-cell>
          <table:table-cell table:style-name="ce15" table:formula="of:=HYPERLINK(&quot;https://github.com/FiCacador/Tlaser/raw/master/AMFs/Tall%20Spacer.amf&quot;; &quot;amf&quot;)" office:value-type="string" office:string-value="amf" calcext:value-type="string">
            <text:p>amf</text:p>
          </table:table-cell>
        </table:table-row>
        <table:table-row table:style-name="ro2">
          <table:table-cell table:style-name="ce13" table:number-columns-repeated="2"/>
          <table:table-cell table:style-name="ce5" table:number-columns-repeated="2"/>
          <table:table-cell/>
        </table:table-row>
        <table:table-row table:style-name="ro3">
          <table:table-cell table:style-name="ce3" office:value-type="string" calcext:value-type="string" table:number-columns-spanned="4" table:number-rows-spanned="1">
            <text:p>Mechanical</text:p>
          </table:table-cell>
          <table:covered-table-cell table:style-name="ce13"/>
          <table:covered-table-cell table:number-columns-repeated="2" table:style-name="ce5"/>
          <table:table-cell/>
        </table:table-row>
        <table:table-row table:style-name="ro2"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Affiliate link</text:p>
          </table:table-cell>
          <table:table-cell table:style-name="ce4" office:value-type="string" calcext:value-type="string">
            <text:p>CAD file</text:p>
          </table:table-cell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ail MGN12 300mm</text:p>
          </table:table-cell>
          <table:table-cell table:style-name="ce15" table:formula="of:=HYPERLINK(&quot;http://s.click.aliexpress.com/e/bKj8dYfI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Rail%20MGN12%20300mm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lock MGN12H</text:p>
          </table:table-cell>
          <table:table-cell table:style-name="ce15" table:formula="of:=HYPERLINK(&quot;http://s.click.aliexpress.com/e/bKj8dYfI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Block%20MGN12H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ail MGN15 400mm</text:p>
          </table:table-cell>
          <table:table-cell table:style-name="ce15" table:formula="of:=HYPERLINK(&quot;http://s.click.aliexpress.com/e/bKj8dYfI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Rail%20MGN15%20400mm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lock MGN15H</text:p>
          </table:table-cell>
          <table:table-cell table:style-name="ce15" table:formula="of:=HYPERLINK(&quot;http://s.click.aliexpress.com/e/bKj8dYfI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Block%20MGN15H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iming Belt GT2 6mm 5m</text:p>
          </table:table-cell>
          <table:table-cell table:style-name="ce15" table:formula="of:=HYPERLINK(&quot;http://s.click.aliexpress.com/e/belvtmGu&quot;; &quot;AliExpress&quot;)" office:value-type="string" office:string-value="AliExpress" calcext:value-type="string">
            <text:p>AliExpress</text:p>
          </table:table-cell>
          <table:table-cell table:style-name="ce15"/>
          <table:table-cell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elt Drive Pulley GT2 16 teeth 5mm</text:p>
          </table:table-cell>
          <table:table-cell table:style-name="ce15" table:formula="of:=HYPERLINK(&quot;https://s.click.aliexpress.com/e/_d7v8uTQ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Driver%20Pulley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Pulley GT2 6mm 16T no teeth Bore 3mm</text:p>
          </table:table-cell>
          <table:table-cell table:style-name="ce15" table:formula="of:=HYPERLINK(&quot;https://s.click.aliexpress.com/e/_dZuRE9S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Pulley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Pulley GT2 6mm 16T with teeth Bore 3mm</text:p>
          </table:table-cell>
          <table:table-cell table:style-name="ce15" table:formula="of:=HYPERLINK(&quot;https://s.click.aliexpress.com/e/_dZuRE9S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Pulley%2016T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13" table:number-columns-repeated="2"/>
          <table:table-cell table:style-name="ce5" table:number-columns-repeated="2"/>
          <table:table-cell/>
        </table:table-row>
        <table:table-row table:style-name="ro3">
          <table:table-cell table:style-name="ce3" office:value-type="string" calcext:value-type="string" table:number-columns-spanned="4" table:number-rows-spanned="1">
            <text:p>Fasteners</text:p>
          </table:table-cell>
          <table:covered-table-cell table:style-name="ce13"/>
          <table:covered-table-cell table:number-columns-repeated="2" table:style-name="ce5"/>
          <table:table-cell/>
        </table:table-row>
        <table:table-row table:style-name="ro2"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Affiliate link</text:p>
          </table:table-cell>
          <table:table-cell table:style-name="ce4" office:value-type="string" calcext:value-type="string">
            <text:p>CAD file</text:p>
          </table:table-cell>
          <table:table-cell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3" office:value-type="string" calcext:value-type="string">
            <text:p>Bolt M3x6 Round Head Hex</text:p>
          </table:table-cell>
          <table:table-cell table:style-name="ce15" table:formula="of:=HYPERLINK(&quot;http://s.click.aliexpress.com/e/cScWFTX6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Fasteners/M3x6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Bolt M3x8 Socket Head Hex</text:p>
          </table:table-cell>
          <table:table-cell table:style-name="ce15" table:formula="of:=HYPERLINK(&quot;http://s.click.aliexpress.com/e/b72TH5Nm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Fasteners/M3x8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3" office:value-type="string" calcext:value-type="string">
            <text:p>Bolt M3x12 Self Tapping</text:p>
          </table:table-cell>
          <table:table-cell table:style-name="ce15" table:formula="of:=HYPERLINK(&quot;http://s.click.aliexpress.com/e/bZMmlnQu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Fasteners/M3x12%20tapping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Bolt M3x30 Round Head Hex</text:p>
          </table:table-cell>
          <table:table-cell table:style-name="ce15" table:formula="of:=HYPERLINK(&quot;http://s.click.aliexpress.com/e/cScWFTX6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Fasteners/M3x30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Bolt M3x50 Socket Head Hex</text:p>
          </table:table-cell>
          <table:table-cell table:style-name="ce15" table:formula="of:=HYPERLINK(&quot;http://s.click.aliexpress.com/e/t3QLC2k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Fasteners/M3x50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Nut M3 Hex</text:p>
          </table:table-cell>
          <table:table-cell table:style-name="ce15" table:formula="of:=HYPERLINK(&quot;http://s.click.aliexpress.com/e/nRG0NIC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Fasteners/M3%20Nut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13" table:number-columns-repeated="2"/>
          <table:table-cell table:style-name="ce5" table:number-columns-repeated="2"/>
          <table:table-cell/>
        </table:table-row>
        <table:table-row table:style-name="ro3">
          <table:table-cell table:style-name="ce3" office:value-type="string" calcext:value-type="string" table:number-columns-spanned="4" table:number-rows-spanned="1">
            <text:p>Electronics</text:p>
          </table:table-cell>
          <table:covered-table-cell table:style-name="ce13"/>
          <table:covered-table-cell table:number-columns-repeated="2" table:style-name="ce5"/>
          <table:table-cell/>
        </table:table-row>
        <table:table-row table:style-name="ro2"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Affiliate link</text:p>
          </table:table-cell>
          <table:table-cell table:style-name="ce4" office:value-type="string" calcext:value-type="string">
            <text:p>CAD file</text:p>
          </table:table-cell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rduino Uno R3</text:p>
          </table:table-cell>
          <table:table-cell table:style-name="ce15" table:formula="of:=HYPERLINK(&quot;http://s.click.aliexpress.com/e/b7E6Xk5a&quot;; &quot;AliExpress&quot;)" office:value-type="string" office:string-value="AliExpress" calcext:value-type="string">
            <text:p>AliExpress</text:p>
          </table:table-cell>
          <table:table-cell table:style-name="ce5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CNC Shield v3</text:p>
          </table:table-cell>
          <table:table-cell table:style-name="ce15" table:formula="of:=HYPERLINK(&quot;http://s.click.aliexpress.com/e/b7E6Xk5a&quot;; &quot;AliExpress&quot;)" office:value-type="string" office:string-value="AliExpress" calcext:value-type="string">
            <text:p>AliExpress</text:p>
          </table:table-cell>
          <table:table-cell table:style-name="ce5"/>
          <table:table-cell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tepper Driver A4988</text:p>
          </table:table-cell>
          <table:table-cell table:style-name="ce15" table:formula="of:=HYPERLINK(&quot;http://s.click.aliexpress.com/e/b7E6Xk5a&quot;; &quot;AliExpress&quot;)" office:value-type="string" office:string-value="AliExpress" calcext:value-type="string">
            <text:p>AliExpress</text:p>
          </table:table-cell>
          <table:table-cell table:style-name="ce5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aser Module 5.5w 445NM blue laser</text:p>
          </table:table-cell>
          <table:table-cell table:style-name="ce15" table:formula="of:=HYPERLINK(&quot;http://s.click.aliexpress.com/e/bAbwR1Wg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Electronics/Laser%20Module%205500mW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ower Supply 12V 5A</text:p>
          </table:table-cell>
          <table:table-cell table:style-name="ce15" table:formula="of:=HYPERLINK(&quot;http://s.click.aliexpress.com/e/bAbwR1Wg&quot;; &quot;AliExpress&quot;)" office:value-type="string" office:string-value="AliExpress" calcext:value-type="string">
            <text:p>AliExpress</text:p>
          </table:table-cell>
          <table:table-cell table:style-name="ce5"/>
          <table:table-cell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Mechanical Endstop for RAMPS</text:p>
          </table:table-cell>
          <table:table-cell table:style-name="ce15" table:formula="of:=HYPERLINK(&quot;http://s.click.aliexpress.com/e/CIG3mQk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Electronics/Endstop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tepper Motor Nema 17 42BYGH</text:p>
          </table:table-cell>
          <table:table-cell table:style-name="ce15" table:formula="of:=HYPERLINK(&quot;http://s.click.aliexpress.com/e/cpg92iXI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Electronics/Stepper%20motor%20Nema%2017%2042BYGH%2038mm.fcstd&quot;; &quot;fcstd&quot;)" office:value-type="string" office:string-value="fcstd" calcext:value-type="string">
            <text:p>fcstd</text:p>
          </table:table-cell>
          <table:table-cell/>
        </table:table-row>
        <table:table-row table:style-name="ro2" table:number-rows-repeated="104852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01:30:40.271796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8T22:03:30.721674320</meta:creation-date>
    <dc:date>2020-03-26T01:46:42.123788009</dc:date>
    <meta:editing-duration>PT1H11M22S</meta:editing-duration>
    <meta:editing-cycles>13</meta:editing-cycles>
    <meta:generator>LibreOffice/6.4.2.2$Linux_X86_64 LibreOffice_project/40$Build-2</meta:generator>
    <meta:document-statistic meta:table-count="1" meta:cell-count="196" meta:object-count="0"/>
  </office:meta>
</office:document-meta>
</file>